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85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2.166in"/>
    </style:style>
    <style:style style:name="Table1.D" style:family="table-column">
      <style:table-column-properties style:column-width="1.960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rmal_20__28_Web_29_">
      <loext:graphic-properties draw:fill="solid" draw:fill-color="#ffffff"/>
      <style:paragraph-properties fo:margin-top="0in" fo:margin-bottom="0in" loext:contextual-spacing="false" fo:text-align="center" style:justify-single-word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in" fo:margin-bottom="0.1945in" loext:contextual-spacing="false" fo:text-align="center" style:justify-single-word="false" fo:background-color="#ffffff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5" style:family="paragraph" style:parent-style-name="Standard"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en" fo:country="US" style:font-name-complex="Times New Roman1"/>
    </style:style>
    <style:style style:name="T1" style:family="text">
      <style:text-properties style:font-name="Times New Roman,Bold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style:font-name-complex="Times New Roman1"/>
    </style:style>
    <style:style style:name="T4" style:family="text">
      <style:text-properties style:font-name="Times New Roman" officeooo:rsid="000aff0b" style:font-name-complex="Times New Roman1"/>
    </style:style>
    <style:style style:name="T5" style:family="text">
      <style:text-properties style:font-name="Times New Roman" fo:font-weight="bold" style:font-weight-asian="bold" style:font-name-complex="Times New Roman1" style:font-weight-complex="bold"/>
    </style:style>
    <style:style style:name="T6" style:family="text">
      <style:text-properties officeooo:rsid="000aff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No шага</text:p>
          </table:table-cell>
          <table:table-cell table:style-name="Table1.A1" office:value-type="string">
            <text:p text:style-name="P2">Состояние резольвенты, и вывод: дальнейшие действия (почему?)</text:p>
            <text:p text:style-name="P3"/>
          </table:table-cell>
          <table:table-cell table:style-name="Table1.A1" office:value-type="string">
            <text:p text:style-name="P2">Для каких термов запускается алгоритм унификации: Т1=Т2 и каков <text:span text:style-name="T1">результат </text:span>(и подстановка)</text:p>
            <text:p text:style-name="P3"/>
          </table:table-cell>
          <table:table-cell table:style-name="Table1.A1" office:value-type="string">
            <text:p text:style-name="P1">Дальнейшие действия: прямой ход или откат (почему и к чему приводит?)</text:p>
          </table:table-cell>
        </table:table-row>
        <table:table-row table:style-name="Table1.1">
          <table:table-cell table:style-name="Table1.A1" office:value-type="string">
            <text:p text:style-name="P3"><text:span text:style-name="T2">1</text:span></text:p>
          </table:table-cell>
          <table:table-cell table:style-name="Table1.A1" office:value-type="string">
            <text:p text:style-name="P3"><text:span text:style-name="T2">length(Res, [1, 2])</text:span></text:p>
          </table:table-cell>
          <table:table-cell table:style-name="Table1.A1" office:value-type="string">
            <text:p text:style-name="P3"><text:span text:style-name="T2">length_tmp(Res, Len, [_ | Tail]) </text:span><text:span text:style-name="T3">и</text:span><text:span text:style-name="T2"> length(Res, [1, 2)</text:span></text:p>
            <text:p text:style-name="P3"><text:span text:style-name="T5">Результат:</text:span><text:span text:style-name="T3"> неудача, термы не унифицируемы</text:span></text:p>
          </table:table-cell>
          <table:table-cell table:style-name="Table1.A1" office:value-type="string">
            <text:p text:style-name="P3"><text:span text:style-name="T3">Прямой ход. Переход к следующему предложению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2</text:span></text:p>
          </table:table-cell>
          <table:table-cell table:style-name="Table1.A1" office:value-type="string">
            <text:p text:style-name="P3"><text:span text:style-name="T2">/--/</text:span></text:p>
          </table:table-cell>
          <table:table-cell table:style-name="Table1.A1" office:value-type="string">
            <text:p text:style-name="P3"><text:span text:style-name="T3">/--/</text:span></text:p>
          </table:table-cell>
          <table:table-cell table:style-name="Table1.A1" office:value-type="string">
            <text:p text:style-name="P3"><text:span text:style-name="T3">/--/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3</text:span></text:p>
          </table:table-cell>
          <table:table-cell table:style-name="Table1.A1" office:value-type="string">
            <text:p text:style-name="P3"><text:span text:style-name="T2">length(Res, [1, 2])</text:span></text:p>
          </table:table-cell>
          <table:table-cell table:style-name="Table1.A1" office:value-type="string">
            <text:p text:style-name="P3"><text:span text:style-name="T2">length(Res, [1, 2]) </text:span><text:span text:style-name="T3">и</text:span><text:span text:style-name="T2"> length(Res, List)</text:span></text:p>
            <text:p text:style-name="P3"><text:span text:style-name="T5">Результат:</text:span><text:span text:style-name="T3"> успех + подстановка {</text:span><text:span text:style-name="T2">List</text:span><text:span text:style-name="T3"> = [1, 2], </text:span><text:span text:style-name="T2">Res</text:span><text:span text:style-name="T3"> = </text:span><text:span text:style-name="T2">Res</text:span><text:span text:style-name="T3">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4</text:span></text:p>
          </table:table-cell>
          <table:table-cell table:style-name="Table1.A1" office:value-type="string">
            <text:p text:style-name="P3"><text:span text:style-name="T3">length_tmp(Res, 0, [1, 2]), !</text:span></text:p>
          </table:table-cell>
          <table:table-cell table:style-name="Table1.A1" office:value-type="string">
            <text:p text:style-name="P3"><text:span text:style-name="T2">length_tmp(Res, Len, [_ | Tail]) </text:span><text:span text:style-name="T3">и</text:span><text:span text:style-name="T2"> length_tmp(Res, 0, [1, 2],),</text:span></text:p>
            <text:p text:style-name="P3"><text:span text:style-name="T5">Результат:</text:span><text:span text:style-name="T3"> успех + подстановка {</text:span><text:span text:style-name="T2">Len</text:span><text:span text:style-name="T3"> = 0, </text:span><text:span text:style-name="T2">Res</text:span><text:span text:style-name="T3"> = </text:span><text:span text:style-name="T2">Res</text:span><text:span text:style-name="T3">, </text:span><text:span text:style-name="T2">Tail</text:span><text:span text:style-name="T3"> = [2]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2">5 </text:span></text:p>
          </table:table-cell>
          <table:table-cell table:style-name="Table1.A1" office:value-type="string">
            <text:p text:style-name="P3"><text:span text:style-name="T2">NewLen = 0+ 1, length_tmp(Res, NewLen, [2]), !</text:span></text:p>
          </table:table-cell>
          <table:table-cell table:style-name="Table1.A1" office:value-type="string">
            <text:p text:style-name="P3"><text:span text:style-name="T2">NewLen = 0 + 1</text:span></text:p>
            <text:p text:style-name="P3"><text:span text:style-name="T5">Результат:</text:span><text:span text:style-name="T3"> успех 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6</text:span></text:p>
          </table:table-cell>
          <table:table-cell table:style-name="Table1.A1" office:value-type="string">
            <text:p text:style-name="P3"><text:span text:style-name="T2">length_tmp(Res, 1, [2]), !</text:span></text:p>
          </table:table-cell>
          <table:table-cell table:style-name="Table1.A1" office:value-type="string">
            <text:p text:style-name="P3"><text:span text:style-name="T2">length_tmp(Res, 1, [2]) </text:span><text:span text:style-name="T3">и</text:span><text:span text:style-name="T2"> <text:s/>length_tmp(Res, Len, [_ | Tail])</text:span></text:p>
            <text:p text:style-name="P3"><text:span text:style-name="T5">Результат:</text:span><text:span text:style-name="T3"> успех + подстановка {</text:span><text:span text:style-name="T2">Len</text:span><text:span text:style-name="T3">= 1, </text:span><text:span text:style-name="T2">Res</text:span><text:span text:style-name="T3">= </text:span><text:span text:style-name="T2">Res</text:span><text:span text:style-name="T3">, </text:span><text:span text:style-name="T2">Tail</text:span><text:span text:style-name="T3"> = []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:</text:span>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3"><text:span text:style-name="T3">7</text:span></text:p>
          </table:table-cell>
          <table:table-cell table:style-name="Table1.A1" office:value-type="string">
            <text:p text:style-name="P3"><text:span text:style-name="T2">NewLen = 1 + 1, length_tmp(Res, NewLen, []), !</text:span></text:p>
          </table:table-cell>
          <table:table-cell table:style-name="Table1.A1" office:value-type="string">
            <text:p text:style-name="P3"><text:span text:style-name="T2">NewLen = 1 + 1</text:span></text:p>
            <text:p text:style-name="P3"><text:span text:style-name="T5">Результат:</text:span><text:span text:style-name="T3"> успех 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8</text:span></text:p>
          </table:table-cell>
          <table:table-cell table:style-name="Table1.A1" office:value-type="string">
            <text:p text:style-name="P3"><text:span text:style-name="T2">length_tmp(Res, 2, []), !</text:span></text:p>
          </table:table-cell>
          <table:table-cell table:style-name="Table1.A1" office:value-type="string">
            <text:p text:style-name="P3"><text:span text:style-name="T2">length_tmp(Res, Len, [_ | Tail]) </text:span><text:span text:style-name="T3">и</text:span><text:span text:style-name="T2"> length_tmp(Res, 2, []) </text:span></text:p>
            <text:p text:style-name="P3"><text:span text:style-name="T5">Результат:</text:span><text:span text:style-name="T3"> неудача, термы не унифицируемы </text:span></text:p>
          </table:table-cell>
          <table:table-cell table:style-name="Table1.A1" office:value-type="string">
            <text:p text:style-name="P3"><text:span text:style-name="T3">Прямой ход. Переход к следующему предложению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9</text:span></text:p>
          </table:table-cell>
          <table:table-cell table:style-name="Table1.A1" office:value-type="string">
            <text:p text:style-name="P3"><text:span text:style-name="T2">length_tmp(Res, 2, []),!</text:span></text:p>
          </table:table-cell>
          <table:table-cell table:style-name="Table1.A1" office:value-type="string">
            <text:p text:style-name="P3"><text:span text:style-name="T2">length_tmp(Res, 2, []) </text:span><text:span text:style-name="T3">и</text:span><text:span text:style-name="T2"> length_tmp(Res, Len, [])</text:span></text:p>
            <text:p text:style-name="P3"><text:span text:style-name="T5">Результат:</text:span><text:span text:style-name="T3"> успех + подстановка {</text:span><text:span text:style-name="T2">Len</text:span><text:span text:style-name="T3"> = 2, </text:span><text:span text:style-name="T2">Res</text:span><text:span text:style-name="T3"> = </text:span><text:span text:style-name="T2">Res</text:span><text:span text:style-name="T3">}</text:span></text:p>
          </table:table-cell>
          <table:table-cell table:style-name="Table1.A1" office:value-type="string">
            <text:p text:style-name="P3"><text:span text:style-name="T3">Заголовок правила заменяется его телом </text:span><text:span text:style-name="T2">c</text:span><text:span text:style-name="T3"> учетом подстановки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3"><text:span text:style-name="T2">1</text:span><text:span text:style-name="T3">0</text:span></text:p>
          </table:table-cell>
          <table:table-cell table:style-name="Table1.A1" office:value-type="string">
            <text:p text:style-name="P3"><text:span text:style-name="T3">Res = </text:span><text:span text:style-name="T2">2</text:span><text:span text:style-name="T3">, !, </text:span><text:span text:style-name="T2">!</text:span></text:p>
          </table:table-cell>
          <table:table-cell table:style-name="Table1.A1" office:value-type="string">
            <text:p text:style-name="P3"><text:span text:style-name="T3">Res = </text:span><text:span text:style-name="T2">2</text:span></text:p>
            <text:p text:style-name="P3"><text:span text:style-name="T5">Результат:</text:span><text:span text:style-name="T3"> успех</text:span></text:p>
          </table:table-cell>
          <table:table-cell table:style-name="Table1.A1" office:value-type="string">
            <text:p text:style-name="P3"><text:span text:style-name="T3">Переход к следующему терму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1</text:span><text:span text:style-name="T4">1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><text:span text:style-name="T3">Найдено решение </text:span><text:span text:style-name="T2">Res</text:span><text:span text:style-name="T3">=2</text:span></text:p>
            <text:p text:style-name="P3"><text:span text:style-name="T3">Отсечение =&gt; система больше не будет искать решение в процедуре </text:span><text:span text:style-name="T2">length_tmp</text:span><text:span text:style-name="T3"> </text:span></text:p>
          </table:table-cell>
        </table:table-row>
      </table:table>
      <text:p text:style-name="caption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ru" fo:country="RU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arlamova Ekaterina</meta:initial-creator>
    <meta:editing-cycles>9</meta:editing-cycles>
    <meta:creation-date>2022-04-25T13:18:00</meta:creation-date>
    <dc:date>2022-05-12T05:51:04.877180973</dc:date>
    <meta:editing-duration>PT2H43M44S</meta:editing-duration>
    <meta:generator>LibreOffice/6.4.7.2$Linux_X86_64 LibreOffice_project/40$Build-2</meta:generator>
    <meta:document-statistic meta:table-count="1" meta:image-count="0" meta:object-count="0" meta:page-count="1" meta:paragraph-count="56" meta:word-count="287" meta:character-count="1719" meta:non-whitespace-character-count="148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